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officeooo:paragraph-rsid="0047be03"/>
    </style:style>
    <style:style style:name="P10" style:family="paragraph" style:parent-style-name="Standard">
      <style:text-properties fo:font-size="8pt" officeooo:paragraph-rsid="0047be03" style:font-size-asian="8pt" style:font-size-complex="8pt"/>
    </style:style>
    <style:style style:name="P11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3" style:family="paragraph" style:parent-style-name="Standard" style:list-style-name="L1">
      <style:text-properties officeooo:paragraph-rsid="0013cf53"/>
    </style:style>
    <style:style style:name="P14" style:family="paragraph" style:parent-style-name="Standard" style:list-style-name="L1">
      <style:text-properties officeooo:rsid="0013cf53" officeooo:paragraph-rsid="0013cf53"/>
    </style:style>
    <style:style style:name="P15" style:family="paragraph" style:parent-style-name="Standard" style:list-style-name="L2">
      <style:text-properties officeooo:rsid="0013cf53" officeooo:paragraph-rsid="0013cf53"/>
    </style:style>
    <style:style style:name="P16" style:family="paragraph" style:parent-style-name="Standard" style:list-style-name="L1">
      <style:text-properties officeooo:rsid="0015559d" officeooo:paragraph-rsid="0013cf53"/>
    </style:style>
    <style:style style:name="P17" style:family="paragraph" style:parent-style-name="Standard" style:list-style-name="L2">
      <style:text-properties officeooo:paragraph-rsid="0038c684"/>
    </style:style>
    <style:style style:name="P18" style:family="paragraph" style:parent-style-name="Standard" style:list-style-name="L2">
      <style:text-properties officeooo:rsid="00187b5e" officeooo:paragraph-rsid="0013cf53"/>
    </style:style>
    <style:style style:name="P19" style:family="paragraph" style:parent-style-name="Standard" style:list-style-name="L2">
      <style:text-properties officeooo:rsid="001de7b6" officeooo:paragraph-rsid="0013cf53"/>
    </style:style>
    <style:style style:name="P20" style:family="paragraph" style:parent-style-name="Standard" style:list-style-name="L2">
      <style:text-properties officeooo:rsid="002159a7" officeooo:paragraph-rsid="0013cf53"/>
    </style:style>
    <style:style style:name="P21" style:family="paragraph" style:parent-style-name="Standard" style:list-style-name="L2">
      <style:text-properties officeooo:rsid="0027180f" officeooo:paragraph-rsid="0013cf53"/>
    </style:style>
    <style:style style:name="P22" style:family="paragraph" style:parent-style-name="Standard" style:list-style-name="L2">
      <style:text-properties officeooo:rsid="0027b08b" officeooo:paragraph-rsid="0027b08b"/>
    </style:style>
    <style:style style:name="P23" style:family="paragraph" style:parent-style-name="Standard" style:list-style-name="L2">
      <style:text-properties officeooo:rsid="002b31d0" officeooo:paragraph-rsid="002b31d0"/>
    </style:style>
    <style:style style:name="P24" style:family="paragraph" style:parent-style-name="Standard" style:list-style-name="L2">
      <style:text-properties officeooo:rsid="002b9c3d" officeooo:paragraph-rsid="002b9c3d"/>
    </style:style>
    <style:style style:name="P25" style:family="paragraph" style:parent-style-name="Standard" style:list-style-name="L2">
      <style:text-properties officeooo:rsid="002d71a0" officeooo:paragraph-rsid="002d71a0"/>
    </style:style>
    <style:style style:name="P26" style:family="paragraph" style:parent-style-name="Standard" style:list-style-name="L2">
      <style:text-properties officeooo:rsid="0038c684" officeooo:paragraph-rsid="0038c684"/>
    </style:style>
    <style:style style:name="P27" style:family="paragraph" style:parent-style-name="Standard" style:list-style-name="L3">
      <style:text-properties officeooo:rsid="0038c684" officeooo:paragraph-rsid="004a4fef"/>
    </style:style>
    <style:style style:name="P28" style:family="paragraph" style:parent-style-name="Standard" style:list-style-name="L2">
      <style:text-properties officeooo:rsid="003949d3" officeooo:paragraph-rsid="003949d3"/>
    </style:style>
    <style:style style:name="P29" style:family="paragraph" style:parent-style-name="Standard" style:list-style-name="L3">
      <style:text-properties officeooo:rsid="003c7dab" officeooo:paragraph-rsid="004a4fef"/>
    </style:style>
    <style:style style:name="P30" style:family="paragraph" style:parent-style-name="Standard" style:list-style-name="L3">
      <style:text-properties officeooo:rsid="004a4fef" officeooo:paragraph-rsid="004a4fef"/>
    </style:style>
    <style:style style:name="P31" style:family="paragraph" style:parent-style-name="Standard" style:list-style-name="L3">
      <style:text-properties officeooo:rsid="004b252c" officeooo:paragraph-rsid="004b252c"/>
    </style:style>
    <style:style style:name="P32" style:family="paragraph" style:parent-style-name="Standard" style:list-style-name="L4">
      <style:text-properties officeooo:rsid="0045e15e" officeooo:paragraph-rsid="0045e15e"/>
    </style:style>
    <style:style style:name="P33" style:family="paragraph" style:parent-style-name="Standard" style:list-style-name="L5">
      <style:text-properties officeooo:rsid="00346a2d" officeooo:paragraph-rsid="0047be03"/>
    </style:style>
    <style:style style:name="P34" style:family="paragraph" style:parent-style-name="Standard" style:list-style-name="L5">
      <style:text-properties officeooo:rsid="0034b8eb" officeooo:paragraph-rsid="0047be03"/>
    </style:style>
    <style:style style:name="P35" style:family="paragraph" style:parent-style-name="Standard" style:list-style-name="L6">
      <style:text-properties officeooo:rsid="001a31e2" officeooo:paragraph-rsid="001a31e2"/>
    </style:style>
    <style:style style:name="P36" style:family="paragraph" style:parent-style-name="Standard" style:list-style-name="L6">
      <style:text-properties officeooo:rsid="001a31e2" officeooo:paragraph-rsid="003d1201"/>
    </style:style>
    <style:style style:name="P37" style:family="paragraph" style:parent-style-name="Standard" style:list-style-name="L7">
      <style:text-properties officeooo:paragraph-rsid="004e31e2"/>
    </style:style>
    <style:style style:name="P38" style:family="paragraph" style:parent-style-name="Standard" style:list-style-name="L7">
      <style:text-properties officeooo:rsid="0051884d" officeooo:paragraph-rsid="0051884d"/>
    </style:style>
    <style:style style:name="P39" style:family="paragraph" style:parent-style-name="Standard" style:list-style-name="L7">
      <style:text-properties officeooo:rsid="005336a9" officeooo:paragraph-rsid="005336a9"/>
    </style:style>
    <style:style style:name="P40" style:family="paragraph" style:parent-style-name="Standard">
      <style:text-properties fo:font-size="8pt" officeooo:paragraph-rsid="00576c89" style:font-size-asian="8pt" style:font-size-complex="8pt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47bfc1"/>
    </style:style>
    <style:style style:name="T15" style:family="text">
      <style:text-properties officeooo:rsid="004a4fe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4dddcf" style:font-style-asian="normal" style:font-style-complex="normal"/>
    </style:style>
    <style:style style:name="T19" style:family="text">
      <style:text-properties fo:font-style="normal" officeooo:rsid="0051884d" style:font-style-asian="normal" style:font-style-complex="normal"/>
    </style:style>
    <style:style style:name="T20" style:family="text">
      <style:text-properties fo:font-style="normal" officeooo:rsid="004e31e2" style:font-style-asian="normal" style:font-style-complex="normal"/>
    </style:style>
    <style:style style:name="T21" style:family="text">
      <style:text-properties fo:font-style="normal" officeooo:rsid="0054321d" style:font-style-asian="normal" style:font-style-complex="normal"/>
    </style:style>
    <style:style style:name="T22" style:family="text">
      <style:text-properties officeooo:rsid="005e42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2">einrichten als WS2812b <text:span text:style-name="T5">Controller</text:span></text:p>
      <text:p text:style-name="P4">von thorsten kattanek, <text:span text:style-name="T22">01</text:span>.1<text:span text:style-name="T22">1</text:span>.2021</text:p>
      <text:h text:style-name="Heading_20_4" text:outline-level="4">Grundsystem installieren</text:h>
      <text:p text:style-name="P6"/>
      <text:list xml:id="list4211105054" text:style-name="L1">
        <text:list-item>
          <text:p text:style-name="P14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6">ich nutze hier die Lite Version ohne Desktop</text:p>
        </text:list-item>
        <text:list-item>
          <text:p text:style-name="P14"><text:span text:style-name="T1">image auf SD kopieren (unter Linux): </text:span><text:span text:style-name="T3">sudo </text:span><text:span text:style-name="T4">dd if=./image of=/dev/sd? bs=1M</text:span></text:p>
        </text:list-item>
        <text:list-item>
          <text:p text:style-name="P16">WLAN zugriff einrichten</text:p>
          <text:list>
            <text:list-item>
              <text:p text:style-name="P13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936622375" text:style-name="L2">
        <text:list-item>
          <text:p text:style-name="P18">um den SSH Zugriff zu aktivieren muss lediglich eine leere Datei namens ssh in die boot partition eingefügt werden</text:p>
        </text:list-item>
        <text:list-item>
          <text:p text:style-name="P19">nun kann der raspberrypi mit der SD Karte gestartet werden, nach 1-2 min sollte man den raspberry an pingen können → ping raspberrypi.local</text:p>
        </text:list-item>
        <text:list-item>
          <text:p text:style-name="P15"><text:span text:style-name="T6">nun kann man sich per ssh auf dem raspberry anmelden → ssh </text:span><text:a xlink:type="simple" xlink:href="mailto:pi@raspberrypi.local" text:style-name="Internet_20_link" text:visited-style-name="Visited_20_Internet_20_Link"><text:span text:style-name="T6">pi@raspberrypi.local</text:span></text:a></text:p>
        </text:list-item>
        <text:list-item>
          <text:p text:style-name="P20">das Password lautet Standard „raspberry“</text:p>
        </text:list-item>
        <text:list-item>
          <text:p text:style-name="P21">nun könne wir den Pi erst mal configurieren → sudo raspi-config</text:p>
        </text:list-item>
        <text:list-item>
          <text:p text:style-name="P22">als erstes das Passwort ändern ! <text:s/>(System Options → Password)</text:p>
        </text:list-item>
        <text:list-item>
          <text:p text:style-name="P22">dann den hostname ändern ! (System Options → Hostname) z.B. „<text:span text:style-name="T9">led-ctrl-01</text:span>“</text:p>
        </text:list-item>
        <text:list-item>
          <text:p text:style-name="P23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4">dann Zeitzone einstellen ! (Localisation Options → Timezone)</text:p>
        </text:list-item>
        <text:list-item>
          <text:p text:style-name="P25">dann kann erst mal alles auf dem neusten Stand gebracht werden: sudo apt update und sudo apt upgrade</text:p>
        </text:list-item>
        <text:list-item>
          <text:p text:style-name="P26">Audio deaktivieren</text:p>
          <text:list>
            <text:list-item>
              <text:p text:style-name="P26">sudo nano /etc/modprobe.d/raspi-blacklist.conf</text:p>
            </text:list-item>
            <text:list-item>
              <text:p text:style-name="P17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26">sudo nano /boot/config.txt</text:p>
            </text:list-item>
            <text:list-item>
              <text:p text:style-name="P26">dtparam=audio=on einfach auskommentieren</text:p>
            </text:list-item>
            <text:list-item>
              <text:p text:style-name="P28">nach einem Neustart ist das Audio deaktiviert</text:p>
            </text:list-item>
          </text:list>
        </text:list-item>
      </text:list>
      <text:p text:style-name="P1"/>
      <text:h text:style-name="Heading_20_4" text:outline-level="4">Software erstellen C/C++</text:h>
      <text:h text:style-name="Heading_20_4" text:outline-level="4">Library erstellen und installieren</text:h>
      <text:list xml:id="list2393075367" text:style-name="L3">
        <text:list-item>
          <text:p text:style-name="P27">sudo apt-get install gcc make <text:span text:style-name="T15">cmake </text:span>build-essential git</text:p>
        </text:list-item>
        <text:list-item>
          <text:p text:style-name="P27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29">cd rpi_ws281x</text:p>
        </text:list-item>
        <text:list-item>
          <text:p text:style-name="P30">mkdir build</text:p>
        </text:list-item>
        <text:list-item>
          <text:p text:style-name="P30"><text:soft-page-break/>cmake ..</text:p>
        </text:list-item>
        <text:list-item>
          <text:p text:style-name="P30">make</text:p>
        </text:list-item>
        <text:list-item>
          <text:p text:style-name="P31">sudo make install <text:s/>→ Installiert die Library nach <text:span text:style-name="T16">usr</text:span><text:span text:style-name="T17">/local/lib und usr/local/include/ws2811</text:span></text:p>
        </text:list-item>
      </text:list>
      <text:p text:style-name="P11"/>
      <text:h text:style-name="Heading_20_4" text:outline-level="4">Software erstellen</text:h>
      <text:list xml:id="list365522877" text:style-name="L7">
        <text:list-item>
          <text:p text:style-name="P37"><text:span text:style-name="T19">g</text:span><text:span text:style-name="T20">it clone </text:span><text:a xlink:type="simple" xlink:href="https://github.com/ThKattanek/window_neopixel_matrix.git" text:style-name="Internet_20_link" text:visited-style-name="Visited_20_Internet_20_Link"><text:span text:style-name="T20">https://github.com/ThKattanek/window_neopixel_matrix.git</text:span></text:a></text:p>
        </text:list-item>
        <text:list-item>
          <text:p text:style-name="P38"><text:span text:style-name="T20">c</text:span><text:span text:style-name="T17">d window_neopixel_matrix/raspi_neopixel_player</text:span></text:p>
        </text:list-item>
        <text:list-item>
          <text:p text:style-name="P38"><text:span text:style-name="T17">mkdir build</text:span></text:p>
        </text:list-item>
        <text:list-item>
          <text:p text:style-name="P38"><text:span text:style-name="T17">cd build</text:span></text:p>
        </text:list-item>
        <text:list-item>
          <text:p text:style-name="P38"><text:span text:style-name="T17">cmake ..</text:span></text:p>
        </text:list-item>
        <text:list-item>
          <text:p text:style-name="P38"><text:span text:style-name="T17">make</text:span></text:p>
        </text:list-item>
        <text:list-item>
          <text:p text:style-name="P39"><text:span text:style-name="T17">sudo make install</text:span></text:p>
        </text:list-item>
        <text:list-item>
          <text:p text:style-name="P38"><text:span text:style-name="T17">sudo ./neopixel_player startet </text:span><text:span text:style-name="T21">den </text:span><text:span text:style-name="T17">player</text:span></text:p>
        </text:list-item>
      </text:list>
      <text:p text:style-name="P7"/>
      <text:h text:style-name="Heading_20_4" text:outline-level="4">Testanwendung automatisch beim Start ausführen</text:h>
      <text:list xml:id="list1070774018" text:style-name="L4">
        <text:list-item>
          <text:p text:style-name="P32">Folgendes Skript mit dem Namen z.b. </text:p>
        </text:list-item>
      </text:list>
      <text:p text:style-name="P10"><text:tab/></text:p>
      <text:p text:style-name="P10"><text:tab/>#!/bin/sh </text:p>
      <text:p text:style-name="P10"><text:tab/>### this skript running the ws2812 controller while pi start </text:p>
      <text:p text:style-name="P10"><text:tab/># Actions </text:p>
      <text:p text:style-name="P10"><text:tab/>case "$1" in </text:p>
      <text:p text:style-name="P10"><text:tab/> <text:s text:c="5"/>start) </text:p>
      <text:p text:style-name="P40"><text:tab/> <text:s text:c="12"/><text:span text:style-name="T19">neopixel_player</text:span></text:p>
      <text:p text:style-name="P10"><text:tab/> <text:s text:c="11"/>;;</text:p>
      <text:p text:style-name="P10"><text:tab/> <text:s text:c="5"/>stop)</text:p>
      <text:p text:style-name="P10"><text:tab/> <text:s text:c="11"/># STOP</text:p>
      <text:p text:style-name="P10"><text:tab/> <text:s text:c="11"/>;;</text:p>
      <text:p text:style-name="P10"><text:tab/> <text:s text:c="5"/>restart)</text:p>
      <text:p text:style-name="P10"><text:tab/> <text:s text:c="11"/># RESTART</text:p>
      <text:p text:style-name="P10"><text:tab/> <text:s text:c="11"/>;;</text:p>
      <text:p text:style-name="P10"><text:tab/>esac</text:p>
      <text:p text:style-name="P10"><text:tab/></text:p>
      <text:p text:style-name="P9"><text:span text:style-name="T13"><text:tab/>exit 0</text:span><text:line-break/></text:p>
      <text:p text:style-name="P1"/>
      <text:h text:style-name="Heading_20_4" text:outline-level="4">Nützliche Linux Befehle</text:h>
      <text:p text:style-name="P8"/>
      <text:list xml:id="list177251127" text:style-name="L5">
        <text:list-item>
          <text:p text:style-name="P33">top</text:p>
        </text:list-item>
        <text:list-item>
          <text:p text:style-name="P33">htop</text:p>
        </text:list-item>
        <text:list-item>
          <text:p text:style-name="P34">shutdown now </text:p>
        </text:list-item>
      </text:list>
      <text:p text:style-name="P1"/>
      <text:p text:style-name="P5">Quellen:</text:p>
      <text:list xml:id="list3874687375" text:style-name="L6">
        <text:list-item>
          <text:p text:style-name="P35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35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35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35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35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36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6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36"/>
          <text:p text:style-name="P36"/>
          <text:p text:style-name="P3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1T19:05:03.131094219</dc:date>
    <dc:creator>Thorsten Kattanek</dc:creator>
    <meta:editing-duration>PT4H3M11S</meta:editing-duration>
    <meta:editing-cycles>43</meta:editing-cycles>
    <meta:generator>LibreOffice/7.1.6.2$Linux_X86_64 LibreOffice_project/10$Build-2</meta:generator>
    <meta:document-statistic meta:table-count="0" meta:image-count="0" meta:object-count="0" meta:page-count="2" meta:paragraph-count="86" meta:word-count="398" meta:character-count="3122" meta:non-whitespace-character-count="2721"/>
  </office:meta>
</office:document-meta>
</file>